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3">
      <style:paragraph-properties fo:margin-top="0in" fo:margin-bottom="0in"/>
    </style:style>
    <style:style style:name="P40" style:family="paragraph" style:parent-style-name="Text_20_body" style:list-style-name="L4">
      <style:paragraph-properties fo:margin-top="0in" fo:margin-bottom="0in"/>
    </style:style>
    <style:style style:name="P41" style:family="paragraph" style:parent-style-name="Text_20_body" style:list-style-name="L5">
      <style:paragraph-properties fo:margin-top="0in" fo:margin-bottom="0in"/>
    </style:style>
    <style:style style:name="P42" style:family="paragraph" style:parent-style-name="Text_20_body" style:list-style-name="L6">
      <style:paragraph-properties fo:margin-top="0in" fo:margin-bottom="0in"/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Text_20_body" style:list-style-name="L7">
      <style:paragraph-properties fo:margin-top="0in" fo:margin-bottom="0in"/>
    </style:style>
    <style:style style:name="P50" style:family="paragraph" style:parent-style-name="Text_20_body" style:list-style-name="L8">
      <style:paragraph-properties fo:margin-top="0in" fo:margin-bottom="0in"/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Text_20_body" style:list-style-name="L9">
      <style:paragraph-properties fo:margin-top="0in" fo:margin-bottom="0in"/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Text_20_body" style:list-style-name="L10">
      <style:paragraph-properties fo:margin-top="0in" fo:margin-bottom="0in"/>
    </style:style>
    <style:style style:name="P87" style:family="paragraph" style:parent-style-name="Text_20_body" style:list-style-name="L11">
      <style:paragraph-properties fo:margin-top="0in" fo:margin-bottom="0in"/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Text_20_body" style:list-style-name="L12">
      <style:paragraph-properties fo:margin-top="0in" fo:margin-bottom="0in"/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Text_20_body" style:list-style-name="L13">
      <style:paragraph-properties fo:margin-top="0in" fo:margin-bottom="0in"/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</office:automatic-styles>
  <office:body>
    <office:text>
      <text:p text:style-name="Title">Práctico Nro. 3.2: Tipos de Dato Colección - Listas</text:p>
      <text:p text:style-name="Author">Juan José Della Vecchia</text:p>
      <text:p text:style-name="Text_20_body">Nota: Asuma una cantidad específica de elementos cuando el ejercicio no lo especifique.</text:p>
      <text:h text:style-name="Heading_20_1" text:outline-level="1"><text:bookmark-start text:name="ejercicio-1"/>Ejercicio 1:<text:bookmark-end text:name="ejercicio-1"/></text:h>
      <text:p text:style-name="First_20_paragraph">Dada la siguiente lista l=[10,"hola",2.5,20,"que",3.5,30,"tal",4.5] se pide recuperar:</text:p>
      <text:list text:style-name="L1">
        <text:list-item>
          <text:p text:style-name="P1">el 30</text:p>
        </text:list-item>
        <text:list-item>
          <text:p text:style-name="P1">"hola"</text:p>
        </text:list-item>
        <text:list-item>
          <text:p text:style-name="P1">10,"hola",2.5</text:p>
        </text:list-item>
        <text:list-item>
          <text:p text:style-name="P1">Los strings</text:p>
        </text:list-item>
        <text:list-item>
          <text:p text:style-name="P1">Los flotantes</text:p>
        </text:list-item>
        <text:list-item>
          <text:p text:style-name="P1">Los enteros</text:p>
        </text:list-item>
      </text:list>
      <text:p text:style-name="P2">l = [10,"hola",2.5,20,"que",3.5,30,"tal",4.5]</text:p>
      <text:p text:style-name="P3">print (l[6])</text:p>
      <text:p text:style-name="P4">print (l[2])</text:p>
      <text:p text:style-name="P5">print (l[:3])</text:p>
      <text:p text:style-name="P6">strings = list(filter(lambda elemento: isinstance(elemento, str), l))</text:p>
      <text:p text:style-name="P7">flotantes = list(filter(lambda elemento: isinstance(elemento, float), l))</text:p>
      <text:p text:style-name="P8">enteros = list(filter(lambda elemento: isinstance(elemento, int), l))</text:p>
      <text:p text:style-name="P9">print ("Los strings son:", strings)</text:p>
      <text:p text:style-name="P10">print ("los flotantes son:", flotantes)</text:p>
      <text:p text:style-name="P11">print ("los enteros son:", enteros)</text:p>
      <text:h text:style-name="Heading_20_1" text:outline-level="1"><text:bookmark-start text:name="ejercicio-2"/>Ejercicio 2:<text:bookmark-end text:name="ejercicio-2"/></text:h>
      <text:p text:style-name="First_20_paragraph">Realice las siguientes actividades:</text:p>
      <text:list text:style-name="L2">
        <text:list-item>
          <text:p text:style-name="P12">Defina una lista l de tres números donde cada número es 0.</text:p>
        </text:list-item>
        <text:list-item>
          <text:p text:style-name="P12">Defina una lista de un único elemento.</text:p>
        </text:list-item>
        <text:list-item>
          <text:p text:style-name="P12">Defina una lista con n 0s.</text:p>
        </text:list-item>
      </text:list>
      <text:p text:style-name="P13">lista1 = [0, 0, 0]</text:p>
      <text:p text:style-name="P14">lista2 = ["hola"]</text:p>
      <text:p text:style-name="P15">n = 5</text:p>
      <text:p text:style-name="P16">lista3 = [ 0 for i in range(n)]</text:p>
      <text:p text:style-name="P17">print(lista1)</text:p>
      <text:p text:style-name="P18">print(lista2)</text:p>
      <text:p text:style-name="P19">print(lista3)</text:p>
      <text:h text:style-name="Heading_20_1" text:outline-level="1"><text:bookmark-start text:name="ejercicio-3"/>Ejercicio 3:<text:bookmark-end text:name="ejercicio-3"/></text:h>
      <text:p text:style-name="First_20_paragraph">Defina las listas l0 y l1 cada una con dos elementos numéricos y luego construya la lista r cuyos elementos son la suma de los elemen- tos de l0 y l1. Ejemplo: Si l0=[10,20] y l1=[8,20] la tupla r tiene que contener r=[18,40].</text:p>
      <text:p text:style-name="P20">l0 = [10, 20]</text:p>
      <text:p text:style-name="P21">l1 = [8, 20]</text:p>
      <text:p text:style-name="P22">r = list(map(lambda n, m: n+m, l0, l1))</text:p>
      <text:p text:style-name="P23">print(r)</text:p>
      <text:h text:style-name="Heading_20_1" text:outline-level="1"><text:bookmark-start text:name="ejercicio-4"/>Ejercicio 4:<text:bookmark-end text:name="ejercicio-4"/></text:h>
      <text:p text:style-name="First_20_paragraph">Escriba un ejemplo que muestre que las listas son mutables.</text:p>
      <text:p text:style-name="P24">lista = [0, 1]</text:p>
      <text:p text:style-name="P25">print("La lista es:", lista)</text:p>
      <text:p text:style-name="P26">lista.append(2)</text:p>
      <text:p text:style-name="P27">print("La lista cambio a:", lista)</text:p>
      <text:h text:style-name="Heading_20_1" text:outline-level="1"><text:bookmark-start text:name="ejercicio-5"/>Ejercicio 5:<text:bookmark-end text:name="ejercicio-5"/></text:h>
      <text:p text:style-name="First_20_paragraph">Escriba un programa que dada una lista t con 5 elementos y un número n produzca como resultado una nueva lista con todos los elementos de la lista t multiplicados por el número n.</text:p>
      <text:p text:style-name="P28">l = [ 1, 1, 2, 3, 5]</text:p>
      <text:p text:style-name="P29">n = 3</text:p>
      <text:p text:style-name="P30">nueval = []</text:p>
      <text:p text:style-name="P31">nueval = list(map (lambda el:el*n, l))</text:p>
      <text:p text:style-name="P32">print(nueval)</text:p>
      <text:h text:style-name="Heading_20_1" text:outline-level="1"><text:bookmark-start text:name="ejercicio-6"/>Ejercicio 6:<text:bookmark-end text:name="ejercicio-6"/></text:h>
      <text:p text:style-name="First_20_paragraph">Escriba un programa que almacene el valor de tres variables ingresadas por el usuario en una lista.</text:p>
      <text:p text:style-name="P33">lista = []</text:p>
      <text:p text:style-name="P34">for x in range(3):</text:p>
      <text:p text:style-name="P35"><text:s text:c="2"/>n = input ("ingrese un elemento para agregar a la lista: ")</text:p>
      <text:p text:style-name="P36"><text:s text:c="2"/>lista.append(n)</text:p>
      <text:p text:style-name="P37"/>
      <text:p text:style-name="P38">print(lista)</text:p>
      <text:h text:style-name="Heading_20_1" text:outline-level="1"><text:bookmark-start text:name="ejercicio-7"/>Ejercicio 7:<text:bookmark-end text:name="ejercicio-7"/></text:h>
      <text:p text:style-name="First_20_paragraph">Escriba un programa que:</text:p>
      <text:list text:style-name="L3">
        <text:list-item>
          <text:p text:style-name="P39">Permita que el usuario ingrese cuatro números, los almacene una</text:p>
        </text:list-item>
      </text:list>
      <text:p text:style-name="First_20_paragraph">lista l.</text:p>
      <text:list text:style-name="L4">
        <text:list-item>
          <text:p text:style-name="P40">Genere una lista s la cual se obtiene sumando a cada elemento de</text:p>
        </text:list-item>
      </text:list>
      <text:p text:style-name="First_20_paragraph">l un valor ingresado por el usuario.</text:p>
      <text:list text:style-name="L5">
        <text:list-item>
          <text:p text:style-name="P41">Genere una lista r la cual se obtiene restando a cada elemento de</text:p>
        </text:list-item>
      </text:list>
      <text:p text:style-name="First_20_paragraph">l un valor ingresado por el usuario.</text:p>
      <text:list text:style-name="L6">
        <text:list-item>
          <text:p text:style-name="P42">Imprima: con leyendas adecuadas la tupla l, s y r.</text:p>
        </text:list-item>
      </text:list>
      <text:p text:style-name="P43">lista = []</text:p>
      <text:p text:style-name="P44">for x in range(4):</text:p>
      <text:p text:style-name="P45"><text:s text:c="2"/>n = int(input ("ingrese un numero para agregar a la lista: "))</text:p>
      <text:p text:style-name="P46"><text:s text:c="2"/>lista.append(n)</text:p>
      <text:p text:style-name="P47"/>
      <text:p text:style-name="P48">print(lista)</text:p>
      <text:h text:style-name="Heading_20_1" text:outline-level="1"><text:bookmark-start text:name="ejercicio-8"/>Ejercicio 8:<text:bookmark-end text:name="ejercicio-8"/></text:h>
      <text:p text:style-name="First_20_paragraph">Cree una lista y muestre:</text:p>
      <text:list text:style-name="L7">
        <text:list-item>
          <text:p text:style-name="P49">El acceso a un elemento de la lista.</text:p>
        </text:list-item>
        <text:list-item>
          <text:p text:style-name="P49">Qué sucede si se intenta acceder a una posición inexistente de la</text:p>
        </text:list-item>
      </text:list>
      <text:p text:style-name="First_20_paragraph">lista.</text:p>
      <text:list text:style-name="L8">
        <text:list-item>
          <text:p text:style-name="P50">Cómo se calcula la longitud de una lista.</text:p>
        </text:list-item>
      </text:list>
      <text:p text:style-name="P51">lista = [1, 1, 2, 3, 5, 8, 13]</text:p>
      <text:p text:style-name="P52">print("La lista es:", lista)</text:p>
      <text:p text:style-name="P53">print("El 5to elemento de la lista es:", lista[5])</text:p>
      <text:p text:style-name="P54">print("La longitud de la lista es:", len(lista))</text:p>
      <text:p text:style-name="P55">try:</text:p>
      <text:p text:style-name="P56"><text:s text:c="2"/>print(lista[10])</text:p>
      <text:p text:style-name="P57">except Exception as e:</text:p>
      <text:p text:style-name="P58"><text:s text:c="2"/>print("Intentar acceder a una posición inexistente de la lista da el error:", e)</text:p>
      <text:h text:style-name="Heading_20_1" text:outline-level="1"><text:bookmark-start text:name="ejercicio-9"/>Ejercicio 9:<text:bookmark-end text:name="ejercicio-9"/></text:h>
      <text:p text:style-name="First_20_paragraph">Construya un programa que permita que el usuario ingrese una lista de dos elementos y luego desempaquete la lista en dos variables a y b. Luego el programa debe imprimir las variables a y b.</text:p>
      <text:p text:style-name="P59">s = input("Ingrese una lista de dos elementos separados por comas (ej. 1,2):")</text:p>
      <text:p text:style-name="P60">lista = s.split(",")</text:p>
      <text:p text:style-name="P61">a = lista[0]</text:p>
      <text:p text:style-name="P62">b = lista[1]</text:p>
      <text:p text:style-name="P63">print("El elemento a es:", a)</text:p>
      <text:p text:style-name="P64">print("El elemento b es:", b)</text:p>
      <text:h text:style-name="Heading_20_1" text:outline-level="1"><text:bookmark-start text:name="ejercicio-10"/>Ejercicio 10:<text:bookmark-end text:name="ejercicio-10"/></text:h>
      <text:p text:style-name="First_20_paragraph">Escriba un programa que permita que el usuario ingrese dos valores en las variables a y b y luego empaquete dichos valores en una lista. Luego el programa debe imprimir la tupla resultado.</text:p>
      <text:p text:style-name="P65">a = input("Ingrese el elemento a: ")</text:p>
      <text:p text:style-name="P66">b = input("Ingrese el elemento b: ")</text:p>
      <text:p text:style-name="P67">lista = []</text:p>
      <text:p text:style-name="P68">lista.append(a)</text:p>
      <text:p text:style-name="P69">lista.append(b)</text:p>
      <text:p text:style-name="P70">print(lista)</text:p>
      <text:h text:style-name="Heading_20_1" text:outline-level="1"><text:bookmark-start text:name="ejercicio-11"/>Ejercicio 11:<text:bookmark-end text:name="ejercicio-11"/></text:h>
      <text:p text:style-name="First_20_paragraph">Escriba un programa que permita que el usuario ingrese un número a y una lista l. Luego el programa debe imprimir True si el número a está en l y False en otro caso.</text:p>
      <text:p text:style-name="P71">a = int(input("Ingrese un número entero: "))</text:p>
      <text:p text:style-name="P72">ingreso = input("Ingrese una lista de enteros, separe elementos con comas: ")</text:p>
      <text:p text:style-name="P73">lista = map(lambda elem: int(elem), ingreso.split(","))</text:p>
      <text:p text:style-name="P74">print(a in lista)</text:p>
      <text:h text:style-name="Heading_20_1" text:outline-level="1"><text:bookmark-start text:name="ejercicio-12"/>Ejercicio 12:<text:bookmark-end text:name="ejercicio-12"/></text:h>
      <text:p text:style-name="First_20_paragraph">Escriba un programa que permita que el usuario ingrese un número a y una lista l. Luego el programa debe imprimir por pantalla la posición del número a en la lista l. En caso de que el número a no se encuentre en l el programa debe imprimir -1.</text:p>
      <text:p text:style-name="P75">a = int(input("Ingrese un número entero: "))</text:p>
      <text:p text:style-name="P76">ingreso = input("Ingrese una lista de enteros separados por comas: ")</text:p>
      <text:p text:style-name="P77">lista = list(map(lambda elem: int(elem), ingreso.split(",")))</text:p>
      <text:p text:style-name="P78">print(lista.index(a) if a in lista else -1)</text:p>
      <text:h text:style-name="Heading_20_1" text:outline-level="1"><text:bookmark-start text:name="ejercicio-13"/>Ejercicio 13:<text:bookmark-end text:name="ejercicio-13"/></text:h>
      <text:p text:style-name="First_20_paragraph">Realice las siguientes actividades:</text:p>
      <text:list text:style-name="L9">
        <text:list-item>
          <text:p text:style-name="P79">Explique el concepto de rodaja.</text:p>
        </text:list-item>
        <text:list-item>
          <text:p text:style-name="P79">Explique el concepto de zancada.</text:p>
        </text:list-item>
        <text:list-item>
          <text:p text:style-name="P79">Por cada concepto explicado de ejemplos.</text:p>
        </text:list-item>
      </text:list>
      <text:p text:style-name="P80"/>
      <text:h text:style-name="Heading_20_1" text:outline-level="1"><text:bookmark-start text:name="ejercicio-14"/>Ejercicio 14:<text:bookmark-end text:name="ejercicio-14"/></text:h>
      <text:p text:style-name="First_20_paragraph">Escriba un programa que permita que el usuario ingrese un número a y una lista l. Luego el programa debe mostrar por pantalla la cantidad de veces que aparece el número a en la lista l.</text:p>
      <text:p text:style-name="P81">a = int(input("Ingrese un número entero: "))</text:p>
      <text:p text:style-name="P82">ingreso = input("Ingrese una lista de enteros separados por comas: ")</text:p>
      <text:p text:style-name="P83">lista = list(map(lambda elem: int(elem), ingreso.split(",")))</text:p>
      <text:p text:style-name="P84">veces = lista.count(a)</text:p>
      <text:p text:style-name="P85">print(a, "aparece", veces, "vez" if veces == 0 else "veces", lista)</text:p>
      <text:h text:style-name="Heading_20_1" text:outline-level="1"><text:bookmark-start text:name="ejercicio-15"/>Ejercicio 15:<text:bookmark-end text:name="ejercicio-15"/></text:h>
      <text:p text:style-name="First_20_paragraph">Dada la lista l=[34, 3.2, Juan, Pedro,-2] se pide:</text:p>
      <text:list text:style-name="L10">
        <text:list-item>
          <text:p text:style-name="P86">Agregue al final de l un string ingresado por el usuario.</text:p>
        </text:list-item>
        <text:list-item>
          <text:p text:style-name="P86">Solicite al usuario un elemento y cuente la cantidad de veces que</text:p>
        </text:list-item>
      </text:list>
      <text:p text:style-name="First_20_paragraph">aparece dicho elemento en l.</text:p>
      <text:list text:style-name="L11">
        <text:list-item>
          <text:p text:style-name="P87">Pida al usuario una lista s e incorporela al final de l.</text:p>
        </text:list-item>
        <text:list-item>
          <text:p text:style-name="P87">Invierta la lista l.</text:p>
        </text:list-item>
      </text:list>
      <text:p text:style-name="P88">l = [34, 3.2, "Juan", "Pedro", -2]</text:p>
      <text:p text:style-name="P89">print("La lista inicial es (se muesta todo en string):", l)</text:p>
      <text:p text:style-name="P90">agregado = input("Ingrese un elemento para agregar a la lista: ")</text:p>
      <text:p text:style-name="P91">l.append(agregado)</text:p>
      <text:p text:style-name="P92">elem_a_contar = input("Ingrese un elemento para contar las apariciones en la lista: ")</text:p>
      <text:p text:style-name="P93">veces = l.count(eval(elem_a_contar))</text:p>
      <text:p text:style-name="P94">print(elem_a_contar, "aparece", veces, "vez" if veces == 1 else "veces", l)</text:p>
      <text:p text:style-name="P95">s = input("Ingrese una lista para agregar a la anterior, separe los elementos con comas: ")</text:p>
      <text:p text:style-name="P96">nuevalista = l + list(s.split(","))</text:p>
      <text:p text:style-name="P97">nuevalista.reverse()</text:p>
      <text:p text:style-name="P98">print("Nueva lista invertida:", nuevalista)</text:p>
      <text:h text:style-name="Heading_20_1" text:outline-level="1"><text:bookmark-start text:name="ejercicio-16"/>Ejercicio 16:<text:bookmark-end text:name="ejercicio-16"/></text:h>
      <text:p text:style-name="First_20_paragraph">Construya un programa que:</text:p>
      <text:list text:style-name="L12">
        <text:list-item>
          <text:p text:style-name="P99">Permita que el usuario ingrese una lista l de números enteros l.</text:p>
        </text:list-item>
        <text:list-item>
          <text:p text:style-name="P99">Ordene la lista</text:p>
        </text:list-item>
        <text:list-item>
          <text:p text:style-name="P99">Almacene en la variable mayor el mayor elemento de la lista</text:p>
        </text:list-item>
        <text:list-item>
          <text:p text:style-name="P99">Almacene en la variable menor el menor elemento de la lista.</text:p>
        </text:list-item>
        <text:list-item>
          <text:p text:style-name="P99">Imprima por pantalla la lista l y el elemento mayor y el elemento</text:p>
        </text:list-item>
      </text:list>
      <text:p text:style-name="First_20_paragraph">menor.</text:p>
      <text:p text:style-name="P100">ingreso = input("Ingrese una lista, separe los elementos con comas: ")</text:p>
      <text:p text:style-name="P101">lista = list(map(lambda elem: int(elem), ingreso.split(",")))</text:p>
      <text:p text:style-name="P102">lista.sort()</text:p>
      <text:p text:style-name="P103">menor = lista[0]</text:p>
      <text:p text:style-name="P104">mayor = lista[len(lista)-1]</text:p>
      <text:p text:style-name="P105">print("Lista ordenada:", lista)</text:p>
      <text:p text:style-name="P106">print("Menor elemento:", menor)</text:p>
      <text:p text:style-name="P107">print("Mayor elemento:", mayor)</text:p>
      <text:h text:style-name="Heading_20_1" text:outline-level="1"><text:bookmark-start text:name="ejercicio-17"/>Ejercicio 17:<text:bookmark-end text:name="ejercicio-17"/></text:h>
      <text:p text:style-name="First_20_paragraph">Escriba un programa que:</text:p>
      <text:list text:style-name="L13">
        <text:list-item>
          <text:p text:style-name="P108">Permita que el usuario ingrese una lista l.</text:p>
        </text:list-item>
        <text:list-item>
          <text:p text:style-name="P108">Pida al usuario en elemento e.</text:p>
        </text:list-item>
        <text:list-item>
          <text:p text:style-name="P108">Pida al usuario una posición p válida.</text:p>
        </text:list-item>
        <text:list-item>
          <text:p text:style-name="P108">Inserte en la lista l el elemento e en la posición p.</text:p>
        </text:list-item>
      </text:list>
      <text:p text:style-name="P109">s = input("Ingrese una lista, separe los elementos con comas: ")</text:p>
      <text:p text:style-name="P110">l = s.split(",")</text:p>
      <text:p text:style-name="P111">e = input("ingrese un elemento:")</text:p>
      <text:p text:style-name="P112">p = input("ingrese una posicion (la primara posicion es cero)")</text:p>
      <text:p text:style-name="P1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Práctico Nro. 3.2: Tipos de Dato Colección - Listas</dc:title>
    <dc:description/>
    <dc:subject/>
    <meta:keyword/>
    <meta:initial-creator>Juan José Della Vecchia</meta:initial-creator>
    <dc:creator>Juan José Della Vecchia</dc:creator>
    <meta:creation-date>2023-06-08T01:01:50Z</meta:creation-date>
    <dc:date>2023-06-08T01:01:50Z</dc:date>
  </office:meta>
</office:document-meta>
</file>